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0243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text-properties style:font-name="Liberation Serif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3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18<text:span text:style-name="T2">th</text:span> <text:s/>OCT 2012 Time : 3.00 PM to 4.00 PM; GMRT Conference room,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3">Nimisha,Charu,Raju, Santaji,Sachin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3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3"><text:s text:c="13"/>Discussed following items :</text:p>
            <text:p text:style-name="P3"/>
            <text:list xml:id="list10639045301" text:style-name="L1">
              <text:list-item>
                <text:p text:style-name="P5">Charu informed about Miltec PC that indent has been raised.</text:p>
                <text:p text:style-name="P5"/>
              </text:list-item>
              <text:list-item>
                <text:p text:style-name="P5">Charu also informed that we have started testing and tuning MCM card.</text:p>
                <text:p text:style-name="P5">And by next week we will be having 10 cards ready.</text:p>
                <text:p text:style-name="P5"/>
              </text:list-item>
              <text:list-item>
                <text:p text:style-name="P5">Raj informed that he has installed the demo version of PVSS II software on Laptop.</text:p>
                <text:p text:style-name="P5">He explained various features of PVSS II software which he has explored so far like PVSS Administrator console,Log viewer, Data Point parameterization,Panel creation.</text:p>
                <text:p text:style-name="P5">He also explained that there are lots of unexplored features which he will try to explore.</text:p>
              </text:list-item>
            </text:list>
            <text:p text:style-name="P2"/>
            <text:list xml:id="list1951987263" text:continue-numbering="true" text:style-name="L1">
              <text:list-item>
                <text:p text:style-name="P5">Naresh explained that he has successfully installed LAMP (Linux,Apache,Mysql and PHP) required to host Mediawiki, Vanilla discussions forum.</text:p>
                <text:p text:style-name="P5">He will further explore Vanilla and Mediawiki discussions forums so that we can finalize one for our In house development purpose.</text:p>
              </text:list-item>
            </text:list>
            <text:p text:style-name="P2"/>
            <text:list xml:id="list887916943" text:continue-numbering="true" text:style-name="L1">
              <text:list-item>
                <text:p text:style-name="P5">Charu informed that S. Nayak ji is on leave, so we don't have any update on Machine related to host all development activities.</text:p>
                <text:p text:style-name="P5"><text:s text:c="4"/><text:span text:style-name="T3"><text:s text:c="20"/></text:span></text:p>
              </text:list-item>
              <text:list-item>
                <text:p text:style-name="P5">Nimisha asked about pointing correction to be done at ABCCOM software.</text:p>
                <text:p text:style-name="P5">Raj explained that in coming weeks he will try to do that or find out how complex it is to do that.</text:p>
                <text:p text:style-name="P5">Raj also asked for any document related to Pointing model as he is not having much background about that.</text:p>
              </text:list-item>
            </text:list>
            <text:p text:style-name="P2"/>
            <text:list xml:id="list1147224888" text:continue-numbering="true" text:style-name="L1">
              <text:list-header>
                <text:p text:style-name="P5"/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10-18T17:15:46</dc:date>
    <dc:creator>teleset </dc:creator>
    <meta:editing-duration>PT5H54M34S</meta:editing-duration>
    <meta:editing-cycles>63</meta:editing-cycles>
    <meta:generator>LibreOffice/3.4$Linux LibreOffice_project/340m1$Build-602</meta:generator>
    <meta:document-statistic meta:table-count="1" meta:image-count="0" meta:object-count="0" meta:page-count="1" meta:paragraph-count="29" meta:word-count="262" meta:character-count="1545" meta:non-whitespace-character-count="1276"/>
  </office:meta>
</office:document-meta>
</file>